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303cm" fo:min-width="5.593cm"/>
    </style:style>
    <style:style style:name="gr2" style:family="graphic" style:parent-style-name="standard">
      <style:graphic-properties draw:textarea-horizontal-align="justify" draw:textarea-vertical-align="middle" draw:auto-grow-height="false" fo:min-height="2.502cm" fo:min-width="4.665cm"/>
    </style:style>
    <style:style style:name="gr3" style:family="graphic" style:parent-style-name="standard">
      <style:graphic-properties draw:textarea-horizontal-align="justify" draw:textarea-vertical-align="middle" draw:auto-grow-height="false" fo:min-height="2.387cm" fo:min-width="4.677cm"/>
    </style:style>
    <style:style style:name="gr4" style:family="graphic" style:parent-style-name="objectwithoutfill">
      <style:graphic-properties draw:marker-end="Arrow" draw:marker-end-width="0.3cm" draw:fill="none" draw:textarea-vertical-align="middle" draw:end-line-spacing-vertical="2.03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89cm"/>
    </style:style>
    <style:style style:name="gr7" style:family="graphic" style:parent-style-name="standard">
      <style:graphic-properties draw:stroke="none" svg:stroke-color="#000000" draw:fill="none" draw:fill-color="#ffffff" fo:min-height="0.712cm"/>
    </style:style>
    <style:style style:name="gr8" style:family="graphic" style:parent-style-name="standard">
      <style:graphic-properties draw:stroke="none" svg:stroke-color="#000000" draw:fill="none" draw:fill-color="#ffffff" fo:min-height="0.766cm"/>
    </style:style>
    <style:style style:name="gr9" style:family="graphic" style:parent-style-name="standard">
      <style:graphic-properties draw:textarea-horizontal-align="justify" draw:textarea-vertical-align="middle" draw:auto-grow-height="false" fo:min-height="0.896cm" fo:min-width="4.837cm"/>
    </style:style>
    <style:style style:name="gr10" style:family="graphic" style:parent-style-name="standard">
      <style:graphic-properties draw:textarea-horizontal-align="justify" draw:textarea-vertical-align="middle" draw:auto-grow-height="false" fo:min-height="1.241cm" fo:min-width="3.02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position="0% 100%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tyle="italic" style:font-style-asian="italic" style:font-style-complex="italic"/>
    </style:style>
    <style:style style:name="P5" style:family="paragraph">
      <loext:graphic-properties draw:fill="none" draw:fill-color="#ffffff"/>
      <style:text-properties fo:font-style="italic" style:font-style-asian="italic" style:font-style-complex="italic"/>
    </style:style>
    <style:style style:name="P6" style:family="paragraph">
      <loext:graphic-properties draw:fill="none" draw:fill-color="#ffffff"/>
    </style:style>
    <style:style style:name="T1" style:family="text">
      <style:text-properties style:text-position="0% 100%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6.477cm" svg:height="3.937cm" svg:x="18.145cm" svg:y="4.937cm">
          <draw:glue-point draw:id="4" svg:x="-4.999cm" svg:y="-3.385cm"/>
          <draw:glue-point draw:id="5" svg:x="-4.999cm" svg:y="2.098cm"/>
          <draw:glue-point draw:id="6" svg:x="-3.038cm" svg:y="-4.998cm"/>
          <text:p text:style-name="P1"><text:span text:style-name="T1">Reading Scor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5.461cm" svg:height="3.048cm" svg:x="1.762cm" svg:y="2.524cm">
          <text:p text:style-name="P1"><text:span text:style-name="T1">Time since Do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" draw:id="id3" draw:layer="layout" svg:width="5.461cm" svg:height="2.921cm" svg:x="1.762cm" svg:y="8.493cm">
          <text:p text:style-name="P1"><text:span text:style-name="T1">Caffeine Do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curve" svg:x1="7.223cm" svg:y1="4.048cm" svg:x2="18.146cm" svg:y2="5.573cm" draw:start-shape="id1" draw:end-shape="id2" draw:end-glue-point="4" svg:d="M7223 4048c8191 0 2730 1525 10923 1525" svg:viewBox="0 0 10924 1526">
          <text:p/>
        </draw:connector>
        <draw:connector draw:style-name="gr5" draw:text-style-name="P3" draw:layer="layout" draw:type="curve" draw:line-skew="-1.777cm" svg:x1="7.223cm" svg:y1="9.953cm" svg:x2="18.146cm" svg:y2="7.73cm" draw:start-shape="id3" draw:start-glue-point="1" draw:end-shape="id2" draw:end-glue-point="5" svg:d="M7223 9953c5526 0 65-2223 10923-2223" svg:viewBox="0 0 10924 2224">
          <text:p/>
        </draw:connector>
        <draw:frame draw:style-name="gr6" draw:text-style-name="P5" draw:layer="layout" svg:width="6.81cm" svg:height="0.962cm" svg:x="1.069cm" svg:y="11.849cm">
          <draw:text-box>
            <text:p text:style-name="P4"><text:span text:style-name="T2">Independent Variables</text:span></text:p>
          </draw:text-box>
        </draw:frame>
        <draw:frame draw:style-name="gr7" draw:text-style-name="P6" draw:layer="layout" svg:width="0.508cm" svg:height="1.187cm" svg:x="20.05cm" svg:y="11.922cm">
          <draw:text-box>
            <text:p/>
          </draw:text-box>
        </draw:frame>
        <draw:frame draw:style-name="gr8" draw:text-style-name="P5" draw:layer="layout" svg:width="6.096cm" svg:height="1.016cm" svg:x="18.399cm" svg:y="9.255cm">
          <draw:text-box>
            <text:p text:style-name="P4"><text:span text:style-name="T2">Dependent Variable</text:span></text:p>
          </draw:text-box>
        </draw:frame>
        <draw:custom-shape draw:style-name="gr9" draw:text-style-name="P2" xml:id="id4" draw:id="id4" draw:layer="layout" svg:width="5.461cm" svg:height="1.27cm" svg:x="10.035cm" svg:y="2.396cm">
          <text:p text:style-name="P1"><text:span text:style-name="T1">Caffeine Toleran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draw:type="curve" svg:x1="7.223cm" svg:y1="4.048cm" svg:x2="10.035cm" svg:y2="3.031cm" draw:start-shape="id1" draw:start-glue-point="1" draw:end-shape="id4" svg:d="M7223 4048c2109 0 703-1017 2812-1017" svg:viewBox="0 0 2813 1018">
          <text:p/>
        </draw:connector>
        <draw:connector draw:style-name="gr5" draw:text-style-name="P3" draw:layer="layout" draw:type="curve" svg:x1="7.223cm" svg:y1="9.953cm" svg:x2="10.035cm" svg:y2="3.031cm" draw:start-shape="id3" draw:start-glue-point="1" draw:end-shape="id4" draw:end-glue-point="3" svg:d="M7223 9953c2109 0 703-6922 2812-6922" svg:viewBox="0 0 2813 6923">
          <text:p/>
        </draw:connector>
        <draw:connector draw:style-name="gr5" draw:text-style-name="P3" draw:layer="layout" draw:type="curve" svg:x1="15.496cm" svg:y1="3.031cm" svg:x2="19.416cm" svg:y2="4.938cm" draw:start-shape="id4" draw:start-glue-point="1" draw:end-shape="id2" draw:end-glue-point="6" svg:d="M15496 3031c2614 0 3920 635 3920 1907" svg:viewBox="0 0 3921 1908">
          <text:p/>
        </draw:connector>
        <draw:custom-shape draw:style-name="gr10" draw:text-style-name="P2" xml:id="id6" draw:id="id6" draw:layer="layout" svg:width="3.683cm" svg:height="1.651cm" svg:x="13.192cm" svg:y="10.017cm">
          <text:p text:style-name="P1"><text:span text:style-name="T1">Amount of</text:span></text:p>
          <text:p text:style-name="P1"><text:span text:style-name="T1">Slee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xml:id="id5" draw:id="id5" draw:layer="layout" svg:width="3.683cm" svg:height="1.651cm" svg:x="9.001cm" svg:y="10.017cm">
          <text:p text:style-name="P1"><text:span text:style-name="T1">Placebo</text:span></text:p>
          <text:p text:style-name="P1"><text:span text:style-name="T1">Eff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draw:type="curve" svg:x1="10.842cm" svg:y1="10.017cm" svg:x2="11.609cm" svg:y2="8.351cm" draw:start-shape="id5" draw:start-glue-point="0" svg:d="M10842 10017c0-1626 767-793 767-1666" svg:viewBox="0 0 768 1667">
          <text:p/>
        </draw:connector>
        <draw:connector draw:style-name="gr5" draw:text-style-name="P3" draw:layer="layout" draw:type="curve" svg:x1="15.033cm" svg:y1="10.017cm" svg:x2="15.85cm" svg:y2="7.791cm" draw:start-shape="id6" draw:start-glue-point="0" svg:d="M15033 10017c0-2046 817-933 817-2226" svg:viewBox="0 0 818 2227">
          <text:p/>
        </draw:connector>
        <draw:connector draw:style-name="gr5" draw:text-style-name="P3" draw:layer="layout" draw:type="curve" draw:line-skew="-0.642cm" svg:x1="15.033cm" svg:y1="10.017cm" svg:x2="15.774cm" svg:y2="5.45cm" draw:start-shape="id6" draw:start-glue-point="0" svg:d="M15033 10017c0-4764 741-2481 741-4567" svg:viewBox="0 0 742 4568">
          <text:p/>
        </draw:connector>
        <draw:frame draw:style-name="gr11" draw:text-style-name="P5" draw:layer="layout" svg:width="6.458cm" svg:height="0.962cm" svg:x="10.057cm" svg:y="11.976cm">
          <draw:text-box>
            <text:p text:style-name="P4"><text:span text:style-name="T2">Moderating Variables</text:span></text:p>
          </draw:text-box>
        </draw:frame>
        <draw:frame draw:style-name="gr11" draw:text-style-name="P5" draw:layer="layout" svg:width="6.035cm" svg:height="0.962cm" svg:x="10.078cm" svg:y="1.254cm">
          <draw:text-box>
            <text:p><text:span text:style-name="T2">Mediating Variabl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6.67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9T16:49:51.212091232</meta:creation-date>
    <dc:date>2019-05-19T18:00:15.982056251</dc:date>
    <meta:editing-duration>PT7M52S</meta:editing-duration>
    <meta:editing-cycles>2</meta:editing-cycles>
    <meta:generator>LibreOffice/6.0.7.3$Linux_X86_64 LibreOffice_project/00m0$Build-3</meta:generator>
    <meta:document-statistic meta:object-count="19"/>
  </office:meta>
</office:document-meta>
</file>